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184000000FE3E2E848341EE9A2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c1c1c" draw:fill-color="#eeeeee" draw:textarea-horizontal-align="justify" draw:textarea-vertical-align="top" draw:auto-grow-height="false" fo:min-height="0.9cm" fo:min-width="5.38cm" fo:padding-top="0.25cm" fo:padding-bottom="0.25cm"/>
      <style:paragraph-properties style:writing-mode="lr-tb"/>
    </style:style>
    <style:style style:name="gr2" style:family="graphic" style:parent-style-name="standard">
      <style:graphic-properties svg:stroke-color="#1c1c1c" draw:fill-color="#eeeeee" draw:textarea-horizontal-align="justify" draw:textarea-vertical-align="top" draw:auto-grow-height="false" fo:min-height="0.9cm" fo:min-width="5.381cm" fo:padding-top="0.25cm" fo:padding-bottom="0.25cm"/>
      <style:paragraph-properties style:writing-mode="lr-tb"/>
    </style:style>
    <style:style style:name="gr3" style:family="graphic" style:parent-style-name="standard">
      <style:graphic-properties svg:stroke-color="#1c1c1c" draw:fill-color="#eeeeee" draw:textarea-horizontal-align="justify" draw:textarea-vertical-align="middle" draw:auto-grow-height="false" fo:min-height="0.55cm" fo:min-width="5.38cm"/>
      <style:paragraph-properties style:writing-mode="lr-tb"/>
    </style:style>
    <style:style style:name="gr4" style:family="graphic" style:parent-style-name="standard">
      <style:graphic-properties svg:stroke-color="#1c1c1c" draw:fill-color="#eeeeee" draw:textarea-horizontal-align="justify" draw:textarea-vertical-align="top" draw:auto-grow-height="false" fo:min-height="0.9cm" fo:min-width="5.379cm" fo:padding-top="0.25cm" fo:padding-bottom="0.25cm"/>
      <style:paragraph-properties style:writing-mode="lr-tb"/>
    </style:style>
    <style:style style:name="gr5" style:family="graphic" style:parent-style-name="standard">
      <style:graphic-properties svg:stroke-color="#1c1c1c" draw:fill-color="#eeeeee" draw:textarea-horizontal-align="justify" draw:textarea-vertical-align="middle" draw:auto-grow-height="false" fo:min-height="0.55cm" fo:min-width="5.379cm"/>
      <style:paragraph-properties style:writing-mode="lr-tb"/>
    </style:style>
    <style:style style:name="gr6" style:family="graphic" style:parent-style-name="Dependency_20__28_UML_29_">
      <style:paragraph-properties style:writing-mode="lr-tb"/>
    </style:style>
    <style:style style:name="gr7" style:family="graphic" style:parent-style-name="Directed_20_Association_20__28_UML_29_">
      <style:graphic-properties draw:textarea-vertical-align="bottom"/>
      <style:paragraph-properties style:writing-mode="lr-tb"/>
    </style:style>
    <style:style style:name="gr8" style:family="graphic" style:parent-style-name="Directed_20_Association_20__28_UML_29_">
      <style:paragraph-properties style:writing-mode="lr-tb"/>
    </style:style>
    <style:style style:name="gr9" style:family="graphic" style:parent-style-name="IImplementation_20__28_UML_29_">
      <style:graphic-properties draw:textarea-vertical-align="bottom"/>
      <style:paragraph-properties style:writing-mode="lr-tb"/>
    </style:style>
    <style:style style:name="gr10" style:family="graphic" style:parent-style-name="Directed_20_Association_20__28_UML_29_">
      <style:graphic-properties draw:marker-start="Linienspitzen_20_3"/>
    </style:style>
    <style:style style:name="gr11" style:family="graphic" style:parent-style-name="objectwithoutfill">
      <style:graphic-properties svg:stroke-width="0.1cm" svg:stroke-color="#999999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01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standard">
      <style:graphic-properties draw:stroke="none" draw:fill="none" draw:textarea-vertical-align="middle" fo:min-height="0.114cm"/>
      <style:paragraph-properties style:writing-mode="lr-tb"/>
    </style:style>
    <style:style style:name="gr1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  <style:paragraph-properties style:writing-mode="lr-tb"/>
    </style:style>
    <style:style style:name="gr17" style:family="graphic" style:parent-style-name="standard">
      <style:graphic-properties draw:stroke="none" draw:fill="none" fo:min-height="0.556cm"/>
      <style:paragraph-properties style:writing-mode="lr-tb"/>
    </style:style>
    <style:style style:name="P1" style:family="paragraph">
      <style:paragraph-properties fo:text-align="center" style:writing-mode="lr-tb"/>
      <style:text-properties style:font-name="Noto Sans1" fo:font-weight="bold" style:font-weight-asian="bold" style:font-weight-complex="bold"/>
    </style:style>
    <style:style style:name="P2" style:family="paragraph">
      <loext:graphic-properties draw:fill-color="#eeeeee"/>
      <style:paragraph-properties fo:text-align="center" style:writing-mode="lr-tb"/>
      <style:text-properties style:font-name="Noto Sans1" fo:font-weight="bold" style:font-weight-asian="bold" style:font-weight-complex="bold"/>
    </style:style>
    <style:style style:name="P3" style:family="paragraph">
      <style:paragraph-properties fo:text-align="center" style:writing-mode="lr-tb"/>
      <style:text-properties style:font-name="Noto Sans1" fo:font-size="14pt" fo:font-weight="normal" style:font-size-asian="14pt" style:font-weight-asian="normal" style:font-size-complex="14pt" style:font-weight-complex="normal"/>
    </style:style>
    <style:style style:name="P4" style:family="paragraph">
      <loext:graphic-properties draw:fill-color="#eeeeee"/>
      <style:paragraph-properties fo:text-align="center" style:writing-mode="lr-tb"/>
      <style:text-properties style:font-name="Noto Sans1" fo:font-size="14pt" fo:font-weight="normal" style:font-size-asian="14pt" style:font-weight-asian="normal" style:font-size-complex="14pt" style:font-weight-complex="normal"/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/>
      <style:text-properties fo:color="#808080" loext:opacity="100%" fo:font-size="15pt" style:font-size-asian="15pt" style:font-size-complex="15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999999" loext:opacity="100%" fo:font-size="14pt" style:font-size-asian="14pt" style:font-size-complex="14pt"/>
    </style:style>
    <style:style style:name="P11" style:family="paragraph">
      <style:text-properties fo:color="#808080" loext:opacity="100%"/>
    </style:style>
    <style:style style:name="P12" style:family="paragraph">
      <loext:graphic-properties draw:fill="none" draw:fill-color="#ffffff"/>
      <style:text-properties fo:color="#808080" loext:opacity="100%" fo:font-size="14pt" style:font-size-asian="14pt" style:font-size-complex="14pt"/>
    </style:style>
    <style:style style:name="P13" style:family="paragraph">
      <style:paragraph-properties fo:text-align="center"/>
      <style:text-properties fo:color="#808080" loext:opacity="100%"/>
    </style:style>
    <style:style style:name="P14" style:family="paragraph">
      <loext:graphic-properties draw:fill="none"/>
      <style:paragraph-properties fo:text-align="center"/>
      <style:text-properties fo:color="#808080" loext:opacity="100%" fo:font-size="14pt" style:font-size-asian="14pt" style:font-size-complex="14pt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="none"/>
      <style:paragraph-properties style:writing-mode="lr-tb"/>
      <style:text-properties fo:font-size="14pt" fo:font-style="italic"/>
    </style:style>
    <style:style style:name="T1" style:family="text">
      <style:text-properties style:font-name="Noto Sans1" fo:font-size="15pt" fo:font-weight="bold" style:font-size-asian="15pt" style:font-weight-asian="bold" style:font-size-complex="15pt" style:font-weight-complex="bold"/>
    </style:style>
    <style:style style:name="T2" style:family="text">
      <style:text-properties style:font-name="Noto Sans1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808080" loext:opacity="100%"/>
    </style:style>
    <style:style style:name="T4" style:family="text">
      <style:text-properties fo:color="#808080" loext:opacity="100%" fo:font-size="14pt" style:font-size-asian="14pt" style:font-size-complex="14pt"/>
    </style:style>
    <style:style style:name="T5" style:family="text">
      <style:text-properties fo:color="#999999" loext:opacity="100%" fo:font-size="14pt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5" draw:id="id5" draw:layer="layout" svg:width="5.88cm" svg:height="1.4cm" svg:x="7.32cm" svg:y="4.1cm">
          <text:p text:style-name="P1"><text:span text:style-name="T1">IUndoableComman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" draw:id="id2" draw:layer="layout" svg:width="5.88cm" svg:height="1.4cm" svg:x="16.5cm" svg:y="4.1cm">
          <draw:glue-point draw:id="8" svg:x="-5cm" svg:y="-2.142cm"/>
          <draw:glue-point draw:id="9" svg:x="-5cm" svg:y="2.142cm"/>
          <text:p text:style-name="P1"><text:span text:style-name="T1">ConcreteComman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5.881cm" svg:height="1.4cm" svg:x="1cm" svg:y="1cm">
          <text:p text:style-name="P1"><text:span text:style-name="T1">Invok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6" draw:id="id6" draw:layer="layout" svg:width="5.88cm" svg:height="0.8cm" svg:x="1.001cm" svg:y="2.4cm">
          <text:p text:style-name="P3"><text:span text:style-name="T2">e.g. Button or Men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" draw:id="id1" draw:layer="layout" svg:width="5.881cm" svg:height="1.4cm" svg:x="22.8cm" svg:y="1cm">
          <draw:glue-point draw:id="8" svg:x="-0.578cm" svg:y="5cm"/>
          <draw:glue-point draw:id="9" svg:x="0.612cm" svg:y="5cm"/>
          <text:p text:style-name="P1"><text:span text:style-name="T1">(Blazor) Pag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3" draw:id="id3" draw:layer="layout" svg:width="5.879cm" svg:height="1.4cm" svg:x="16.5cm" svg:y="8.6cm">
          <text:p text:style-name="P1"><text:span text:style-name="T1">Recei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5.879cm" svg:height="0.8cm" svg:x="16.502cm" svg:y="10cm">
          <text:p text:style-name="P3"><text:span text:style-name="T2">+ Action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4" draw:id="id4" draw:layer="layout" svg:width="5.88cm" svg:height="0.8cm" svg:x="16.5cm" svg:y="5.5cm">
          <text:p text:style-name="P3"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5" draw:layer="layout" draw:line-skew="0.697cm" svg:x1="25.401cm" svg:y1="2.4cm" svg:x2="22.38cm" svg:y2="4.8cm" draw:start-shape="id1" draw:start-glue-point="8" draw:end-shape="id2" draw:end-glue-point="7" svg:d="M25401 2400v2400h-3021" svg:viewBox="0 0 3022 2401">
          <text:p><text:span text:style-name="T3">depends on</text:span></text:p>
        </draw:connector>
        <draw:connector draw:style-name="gr7" draw:text-style-name="P6" draw:layer="layout" svg:x1="25.74cm" svg:y1="2.4cm" svg:x2="22.379cm" svg:y2="9.3cm" draw:start-shape="id1" draw:start-glue-point="6" draw:end-shape="id3" draw:end-glue-point="7" svg:d="M25740 2400v6900h-3361" svg:viewBox="0 0 3362 6901">
          <text:p><text:span text:style-name="T4">accesses</text:span></text:p>
        </draw:connector>
        <draw:connector draw:style-name="gr8" draw:text-style-name="P8" draw:layer="layout" svg:x1="19.44cm" svg:y1="6.3cm" svg:x2="19.439cm" svg:y2="8.6cm" draw:start-shape="id4" draw:start-glue-point="6" draw:end-shape="id3" draw:end-glue-point="4" svg:d="M19440 6300v1151h-1v1149" svg:viewBox="0 0 2 2301">
          <text:p text:style-name="P7">accesses</text:p>
        </draw:connector>
        <draw:connector draw:style-name="gr9" draw:text-style-name="P5" draw:layer="layout" svg:x1="16.5cm" svg:y1="4.8cm" svg:x2="13.2cm" svg:y2="4.8cm" draw:start-shape="id2" draw:start-glue-point="5" draw:end-shape="id5" draw:end-glue-point="7" svg:d="M16500 4800h-3300" svg:viewBox="0 0 3301 1">
          <text:p>implements</text:p>
        </draw:connector>
        <draw:connector draw:style-name="gr10" draw:layer="layout" svg:x1="3.941cm" svg:y1="3.2cm" svg:x2="7.32cm" svg:y2="4.8cm" draw:start-shape="id6" draw:start-glue-point="6" draw:end-shape="id5" draw:end-glue-point="5" svg:d="M3941 3200v1600h3379" svg:viewBox="0 0 3380 1601">
          <text:p/>
        </draw:connector>
        <draw:custom-shape draw:style-name="gr1" draw:text-style-name="P2" xml:id="id9" draw:id="id9" draw:layer="layout" svg:width="5.88cm" svg:height="1.4cm" svg:x="7.32cm" svg:y="18.1cm">
          <text:p text:style-name="P1"><text:span text:style-name="T1">IUndoableSer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8" draw:id="id8" draw:layer="layout" svg:width="5.88cm" svg:height="1.4cm" svg:x="1cm" svg:y="12cm">
          <text:p text:style-name="P1"><text:span text:style-name="T1">ISnackba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8" draw:layer="layout" svg:x1="7.32cm" svg:y1="15.75cm" svg:x2="3.94cm" svg:y2="13.4cm" draw:start-shape="id7" draw:start-glue-point="5" draw:end-shape="id8" draw:end-glue-point="6" svg:d="M7320 15750h-3380v-2350" svg:viewBox="0 0 3381 2351">
          <text:p text:style-name="P7">accesses</text:p>
        </draw:connector>
        <draw:connector draw:style-name="Association_20__28_UML_29_" draw:layer="layout" svg:x1="16.5cm" svg:y1="5.9cm" svg:x2="10.26cm" svg:y2="15.05cm" draw:start-shape="id4" draw:start-glue-point="5" draw:end-shape="id7" draw:end-glue-point="4" svg:d="M16500 5900h-6240v9150" svg:viewBox="0 0 6241 9151">
          <text:p/>
        </draw:connector>
        <draw:custom-shape draw:style-name="gr1" draw:text-style-name="P2" xml:id="id7" draw:id="id7" draw:layer="layout" svg:width="5.88cm" svg:height="1.4cm" svg:x="7.32cm" svg:y="15.05cm">
          <text:p text:style-name="P1"><text:span text:style-name="T1">YourSer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IImplementation_20__28_UML_29_" draw:layer="layout" svg:x1="10.26cm" svg:y1="16.45cm" svg:x2="10.26cm" svg:y2="18.1cm" draw:start-shape="id7" draw:start-glue-point="6" draw:end-shape="id9" draw:end-glue-point="4" svg:d="M10260 16450v1650" svg:viewBox="0 0 1 1651">
          <text:p/>
        </draw:connector>
        <draw:line draw:style-name="gr11" draw:text-style-name="P9" draw:layer="layout" svg:x1="1cm" svg:y1="11.2cm" svg:x2="28.7cm" svg:y2="11.2cm">
          <text:p/>
        </draw:line>
        <draw:frame draw:style-name="gr12" draw:text-style-name="P10" draw:layer="layout" svg:width="4.519cm" svg:height="0.806cm" svg:x="1.1cm" svg:y="10.338cm">
          <draw:text-box>
            <text:p><text:span text:style-name="T5">Command Pattern</text:span></text:p>
          </draw:text-box>
        </draw:frame>
        <draw:connector draw:style-name="gr7" draw:text-style-name="P6" draw:layer="layout" svg:x1="26.099cm" svg:y1="2.4cm" svg:x2="13.2cm" svg:y2="15.75cm" draw:start-shape="id1" draw:start-glue-point="9" draw:end-shape="id7" draw:end-glue-point="7" svg:d="M26099 2400v13350h-12899" svg:viewBox="0 0 12900 13351">
          <text:p><text:span text:style-name="T4">accesses</text:span></text:p>
        </draw:connector>
        <draw:frame draw:style-name="gr13" draw:text-style-name="P12" draw:layer="layout" svg:width="1.239cm" svg:height="0.802cm" svg:x="15.261cm" svg:y="5.898cm">
          <draw:text-box>
            <text:p text:style-name="P11"><text:span text:style-name="T6">0..*</text:span></text:p>
          </draw:text-box>
        </draw:frame>
        <draw:frame draw:style-name="gr14" draw:text-style-name="P14" draw:layer="layout" svg:width="3.039cm" svg:height="0.802cm" svg:x="10.2cm" svg:y="16.8cm">
          <draw:text-box>
            <text:p text:style-name="P13"><text:span text:style-name="T6">implements</text:span></text:p>
          </draw:text-box>
        </draw:frame>
      </draw:page>
      <draw:page draw:name="page2" draw:style-name="dp1" draw:master-page-name="Standard">
        <draw:custom-shape draw:style-name="gr1" draw:text-style-name="P2" xml:id="id14" draw:id="id14" draw:layer="layout" svg:width="5.88cm" svg:height="1.4cm" svg:x="7.32cm" svg:y="4.1cm">
          <text:p text:style-name="P1"><text:span text:style-name="T1">IUndoableComman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1" draw:id="id11" draw:layer="layout" svg:width="5.88cm" svg:height="1.4cm" svg:x="16.5cm" svg:y="4.1cm">
          <draw:glue-point draw:id="8" svg:x="-5cm" svg:y="-2.142cm"/>
          <draw:glue-point draw:id="9" svg:x="-5cm" svg:y="2.142cm"/>
          <text:p text:style-name="P1"><text:span text:style-name="T1">ConcreteComman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5.881cm" svg:height="1.4cm" svg:x="1cm" svg:y="1cm">
          <text:p text:style-name="P1"><text:span text:style-name="T1">Invok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15" draw:id="id15" draw:layer="layout" svg:width="5.88cm" svg:height="0.8cm" svg:x="1.001cm" svg:y="2.4cm">
          <text:p text:style-name="P3"><text:span text:style-name="T2">e.g. Button or Men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0" draw:id="id10" draw:layer="layout" svg:width="5.881cm" svg:height="1.4cm" svg:x="22.8cm" svg:y="1cm">
          <draw:glue-point draw:id="8" svg:x="-0.578cm" svg:y="5cm"/>
          <draw:glue-point draw:id="9" svg:x="0.612cm" svg:y="5cm"/>
          <text:p text:style-name="P1"><text:span text:style-name="T1">(Blazor) Pag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12" draw:id="id12" draw:layer="layout" svg:width="5.879cm" svg:height="1.4cm" svg:x="16.5cm" svg:y="8.6cm">
          <text:p text:style-name="P1"><text:span text:style-name="T1">Recei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5.879cm" svg:height="0.8cm" svg:x="16.502cm" svg:y="10cm">
          <text:p text:style-name="P3"><text:span text:style-name="T2">+ Action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13" draw:id="id13" draw:layer="layout" svg:width="5.88cm" svg:height="0.8cm" svg:x="16.5cm" svg:y="5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5" draw:layer="layout" draw:line-skew="0.697cm" svg:x1="25.401cm" svg:y1="2.4cm" svg:x2="22.38cm" svg:y2="4.8cm" draw:start-shape="id10" draw:start-glue-point="8" draw:end-shape="id11" draw:end-glue-point="7" svg:d="M25401 2400v2400h-3021" svg:viewBox="0 0 3022 2401">
          <text:p><text:span text:style-name="T3">depends on</text:span></text:p>
        </draw:connector>
        <draw:connector draw:style-name="gr7" draw:text-style-name="P6" draw:layer="layout" svg:x1="25.74cm" svg:y1="2.4cm" svg:x2="22.379cm" svg:y2="9.3cm" draw:start-shape="id10" draw:start-glue-point="6" draw:end-shape="id12" draw:end-glue-point="7" svg:d="M25740 2400v6900h-3361" svg:viewBox="0 0 3362 6901">
          <text:p><text:span text:style-name="T4">accesses</text:span></text:p>
        </draw:connector>
        <draw:connector draw:style-name="gr8" draw:text-style-name="P8" draw:layer="layout" svg:x1="19.44cm" svg:y1="6.3cm" svg:x2="19.439cm" svg:y2="8.6cm" draw:start-shape="id13" draw:start-glue-point="6" draw:end-shape="id12" draw:end-glue-point="4" svg:d="M19440 6300v1151h-1v1149" svg:viewBox="0 0 2 2301">
          <text:p text:style-name="P7">accesses</text:p>
        </draw:connector>
        <draw:connector draw:style-name="gr9" draw:text-style-name="P5" draw:layer="layout" svg:x1="16.5cm" svg:y1="4.8cm" svg:x2="13.2cm" svg:y2="4.8cm" draw:start-shape="id11" draw:start-glue-point="5" draw:end-shape="id14" draw:end-glue-point="7" svg:d="M16500 4800h-3300" svg:viewBox="0 0 3301 1">
          <text:p>implements</text:p>
        </draw:connector>
        <draw:connector draw:style-name="gr10" draw:layer="layout" svg:x1="3.941cm" svg:y1="3.2cm" svg:x2="7.32cm" svg:y2="4.8cm" draw:start-shape="id15" draw:start-glue-point="6" draw:end-shape="id14" draw:end-glue-point="5" svg:d="M3941 3200v1600h3379" svg:viewBox="0 0 3380 1601">
          <text:p/>
        </draw:connector>
        <draw:custom-shape draw:style-name="gr1" draw:text-style-name="P2" xml:id="id19" draw:id="id19" draw:layer="layout" svg:width="5.88cm" svg:height="1.4cm" svg:x="7.32cm" svg:y="18.1cm">
          <text:p text:style-name="P1"><text:span text:style-name="T1">IUndoableSer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7" draw:id="id17" draw:layer="layout" svg:width="5.88cm" svg:height="1.4cm" svg:x="1cm" svg:y="12cm">
          <text:p text:style-name="P1"><text:span text:style-name="T1">ISnackba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8" draw:layer="layout" svg:x1="7.32cm" svg:y1="15.75cm" svg:x2="3.94cm" svg:y2="13.4cm" draw:start-shape="id16" draw:start-glue-point="5" draw:end-shape="id17" draw:end-glue-point="6" svg:d="M7320 15750h-3380v-2350" svg:viewBox="0 0 3381 2351">
          <text:p text:style-name="P7">accesses</text:p>
        </draw:connector>
        <draw:custom-shape draw:style-name="gr1" draw:text-style-name="P2" xml:id="id18" draw:id="id18" draw:layer="layout" svg:width="5.88cm" svg:height="1.4cm" svg:x="7.321cm" svg:y="12cm">
          <text:p text:style-name="P1"><text:span text:style-name="T1">EventHand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Directed_20_Association_20__28_UML_29_" draw:layer="layout" svg:x1="16.5cm" svg:y1="5.099cm" svg:x2="13.201cm" svg:y2="12.7cm" draw:start-shape="id11" draw:start-glue-point="9" draw:end-shape="id18" draw:end-glue-point="7" svg:d="M16500 5099h-1649v7601h-1650" svg:viewBox="0 0 3300 7602">
          <text:p/>
        </draw:connector>
        <draw:connector draw:style-name="Directed_20_Association_20__28_UML_29_" draw:layer="layout" svg:x1="10.261cm" svg:y1="13.4cm" svg:x2="10.26cm" svg:y2="15.05cm" draw:start-shape="id18" draw:start-glue-point="6" draw:end-shape="id16" draw:end-glue-point="4" svg:d="M10261 13400v825h-1v825" svg:viewBox="0 0 2 1651">
          <text:p/>
        </draw:connector>
        <draw:custom-shape draw:style-name="gr1" draw:text-style-name="P2" xml:id="id16" draw:id="id16" draw:layer="layout" svg:width="5.88cm" svg:height="1.4cm" svg:x="7.32cm" svg:y="15.05cm">
          <text:p text:style-name="P1"><text:span text:style-name="T1">YourSer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IImplementation_20__28_UML_29_" draw:layer="layout" svg:x1="10.26cm" svg:y1="16.45cm" svg:x2="10.26cm" svg:y2="18.1cm" draw:start-shape="id16" draw:start-glue-point="6" draw:end-shape="id19" draw:end-glue-point="4" svg:d="M10260 16450v1650" svg:viewBox="0 0 1 1651">
          <text:p/>
        </draw:connector>
        <draw:line draw:style-name="gr11" draw:text-style-name="P9" draw:layer="layout" svg:x1="1cm" svg:y1="11.2cm" svg:x2="28.7cm" svg:y2="11.2cm">
          <text:p/>
        </draw:line>
        <draw:frame draw:style-name="gr12" draw:text-style-name="P10" draw:layer="layout" svg:width="4.519cm" svg:height="0.806cm" svg:x="1.1cm" svg:y="10.338cm">
          <draw:text-box>
            <text:p><text:span text:style-name="T5">Command Pattern</text:span></text:p>
          </draw:text-box>
        </draw:frame>
      </draw:page>
      <draw:page draw:name="page3" draw:style-name="dp1" draw:master-page-name="Standard">
        <draw:frame draw:style-name="gr15" draw:text-style-name="P9" draw:layer="layout" svg:width="11.665cm" svg:height="7.619cm" svg:x="8.8cm" svg:y="5.281cm">
          <draw:image xlink:href="Pictures/1000000000000184000000FE3E2E848341EE9A22.png" xlink:type="simple" xlink:show="embed" xlink:actuate="onLoad" draw:mime-type="image/png">
            <text:p/>
          </draw:image>
        </draw:frame>
        <draw:frame draw:style-name="gr16" draw:text-style-name="P15" draw:layer="layout" svg:width="2.682cm" svg:height="0.962cm" svg:x="8.718cm" svg:y="2.638cm">
          <draw:text-box>
            <text:p>Original</text:p>
          </draw:text-box>
        </draw:frame>
        <draw:frame draw:style-name="gr17" draw:text-style-name="P16" draw:layer="layout" svg:width="14.14cm" svg:height="0.806cm" svg:x="8.728cm" svg:y="3.8cm">
          <draw:text-box>
            <text:p><text:span text:style-name="T7">https://www.dofactory.com/net/command-design-pattern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Line_20_short" draw:display-name="Line short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Linienspitzen_20_2" draw:display-name="Linienspitzen 2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Linienspitzen_20_3" draw:display-name="Linienspitzen 3" svg:viewBox="0 0 3000 6000" svg:d="M1500 0l1500 3000-1500 3000-1500-3000zM1500 447l-1276 2553 1276 2553 1276-2553z"/>
    <draw:marker draw:name="Linienspitzen_20_4" draw:display-name="Linienspitzen 4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en" fo:country="GB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rected_20_Association_20__28_UML_29_" style:display-name="Directed Association (UML)" style:family="graphic" style:parent-style-name="objectwithoutfill">
      <style:graphic-properties draw:stroke="solid" draw:stroke-dash="Dashed_20__28_var_29__20_1" svg:stroke-width="0.05cm" svg:stroke-color="#1c1c1c" draw:marker-start-width="0.275cm" draw:marker-start-center="false" draw:marker-end="Linienspitzen_20_2" draw:marker-end-width="0.375cm" draw:marker-end-center="false" svg:stroke-opacity="100%" draw:stroke-linejoin="round" svg:stroke-linecap="butt" draw:fill="none" draw:fill-color="#729fcf" draw:secondary-fill-color="#729fcf" draw:fill-gradient-name="Gradient_20_2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bottom" draw:auto-grow-height="true" draw:auto-grow-width="false" draw:fit-to-size="false" style:shrink-to-fit="false" draw:fit-to-contour="false" fo:max-height="0cm" fo:max-width="0cm" fo:min-height="0cm" fo:min-width="0cm" fo:padding-top="0cm" fo:padding-bottom="0.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>
        <text:list-style style:name="Directed_20_Association_20__28_UML_29_" style:display-name="Directed Association (UML)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808080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4pt" style:language-asian="zh" style:country-asian="CN" style:font-style-asian="normal" style:font-weight-asian="normal" style:font-name-complex="Arial" style:font-family-complex="Ari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pendency_20__28_UML_29_" style:display-name="Dependency (UML)" style:family="graphic" style:parent-style-name="objectwithoutfill">
      <style:graphic-properties draw:stroke="dash" draw:stroke-dash="Long_20_Dash" svg:stroke-width="0.05cm" svg:stroke-color="#1c1c1c" draw:marker-start-width="0.28cm" draw:marker-start-center="false" draw:marker-end="Line_20_short" draw:marker-end-width="0.38cm" draw:marker-end-center="false" svg:stroke-opacity="100%" draw:stroke-linejoin="round" svg:stroke-linecap="but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bottom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>
        <text:list-style style:name="Dependency_20__28_UML_29_" style:display-name="Dependency (UML)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808080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Arial" style:font-family-complex="Ari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IImplementation_20__28_UML_29_" style:display-name="IImplementation (UML)" style:family="graphic" style:parent-style-name="objectwithoutfill">
      <style:graphic-properties draw:stroke="dash" draw:stroke-dash="Long_20_Dash" svg:stroke-width="0.05cm" svg:stroke-color="#1c1c1c" draw:marker-start-width="0.275cm" draw:marker-end="Linienspitzen_20_4" draw:marker-end-width="0.375cm" draw:fill="none" draw:textarea-vertical-align="bottom" fo:padding-top="0cm" fo:padding-bottom="0.25cm" fo:padding-left="0.275cm" fo:padding-right="0.275cm"/>
      <style:paragraph-properties fo:text-align="center"/>
      <style:text-properties fo:color="#808080" loext:opacity="100%" fo:font-size="14pt" style:font-size-asian="14pt"/>
    </style:style>
    <style:style style:name="Association_20__28_UML_29_" style:display-name="Association (UML)" style:family="graphic" style:parent-style-name="Directed_20_Association_20__28_UML_29_"/>
  </office:styles>
  <office:automatic-styles>
    <style:page-layout style:name="PM0">
      <style:page-layout-properties fo:margin-top="1cm" fo:margin-bottom="1.515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Jan Seifert</meta:initial-creator>
    <meta:creation-date>2021-07-25T12:02:56.834000000</meta:creation-date>
    <dc:date>2021-07-28T19:50:03.894000000</dc:date>
    <dc:creator>Jan Seifert</dc:creator>
    <meta:editing-duration>PT2H39M40S</meta:editing-duration>
    <meta:editing-cycles>27</meta:editing-cycles>
    <meta:generator>LibreOffice/7.0.5.2$Windows_X86_64 LibreOffice_project/64390860c6cd0aca4beafafcfd84613dd9dfb63a</meta:generator>
    <meta:document-statistic meta:object-count="50"/>
  </office:meta>
</office:document-meta>
</file>